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3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5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4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574cm" fo:min-width="0.807cm" fo:wrap-option="wrap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574cm" fo:min-width="0.968cm" fo:wrap-option="wrap"/>
      <style:paragraph-properties style:writing-mode="lr-tb"/>
    </style:style>
    <style:style style:name="gr5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481cm" fo:min-width="4.521cm" fo:padding-top="0.175cm" fo:padding-bottom="0.175cm" fo:padding-left="0.3cm" fo:padding-right="0.3cm" fo:wrap-option="wrap"/>
    </style:style>
    <style:style style:name="gr5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</style:style>
    <style:style style:name="gr52" style:family="graphic" style:parent-style-name="standard">
      <style:graphic-properties draw:stroke="solid" draw:fill="none" fo:min-height="1.5cm"/>
      <style:paragraph-properties style:writing-mode="lr-tb"/>
    </style:style>
    <style:style style:name="gr53" style:family="graphic" style:parent-style-name="standard">
      <style:graphic-properties draw:fill-color="#fff200" draw:textarea-horizontal-align="justify" draw:textarea-vertical-align="middle" draw:auto-grow-height="false" fo:min-height="0.34cm" fo:min-width="0.052cm"/>
    </style:style>
    <style:style style:name="gr54" style:family="graphic" style:parent-style-name="standard">
      <style:graphic-properties draw:fill="solid" draw:fill-color="#3faf46" draw:textarea-horizontal-align="justify" draw:textarea-vertical-align="middle" draw:auto-grow-height="false" fo:min-height="0.34cm" fo:min-width="0.052cm"/>
    </style:style>
    <style:style style:name="gr55" style:family="graphic" style:parent-style-name="standard">
      <style:graphic-properties draw:fill-color="#ed1c24" draw:textarea-horizontal-align="justify" draw:textarea-vertical-align="middle" draw:auto-grow-height="false" fo:min-height="0.055cm" fo:min-width="0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fill-color="#00a65d" draw:textarea-horizontal-align="justify" draw:textarea-vertical-align="middle" draw:auto-grow-height="false" fo:min-height="0cm" fo:min-width="0.599cm"/>
    </style:style>
    <style:style style:name="gr58" style:family="graphic" style:parent-style-name="standard">
      <style:graphic-properties draw:stroke="solid" draw:fill="none" fo:min-height="0.763cm"/>
      <style:paragraph-properties style:writing-mode="lr-tb"/>
    </style:style>
    <style:style style:name="gr59" style:family="graphic" style:parent-style-name="standard">
      <style:graphic-properties draw:stroke="none" draw:fill="none" fo:min-height="2.134cm" draw:shadow-color="#ffffff"/>
      <style:paragraph-properties style:writing-mode="lr-tb"/>
    </style:style>
    <style:style style:name="gr60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8cm"/>
      <style:paragraph-properties style:writing-mode="lr-tb"/>
    </style:style>
    <style:style style:name="gr61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3" style:family="graphic" style:parent-style-name="standard">
      <style:graphic-properties draw:stroke="none" draw:fill="none" fo:min-height="2.134cm"/>
      <style:paragraph-properties style:writing-mode="lr-tb"/>
    </style:style>
    <style:style style:name="gr64" style:family="graphic" style:parent-style-name="standard">
      <style:graphic-properties draw:fill-color="#fff200" draw:textarea-horizontal-align="justify" draw:textarea-vertical-align="middle" draw:auto-grow-height="false" fo:min-height="0.477cm" fo:min-width="0.182cm"/>
    </style:style>
    <style:style style:name="gr65" style:family="graphic" style:parent-style-name="standard">
      <style:graphic-properties draw:fill="solid" draw:fill-color="#3faf46" draw:textarea-horizontal-align="justify" draw:textarea-vertical-align="middle" draw:auto-grow-height="false" fo:min-height="0.478cm" fo:min-width="0.182cm"/>
    </style:style>
    <style:style style:name="gr66" style:family="graphic" style:parent-style-name="measure">
      <style:graphic-properties fo:min-height="0.96cm"/>
      <style:paragraph-properties style:writing-mode="lr-tb"/>
    </style:style>
    <style:style style:name="gr67" style:family="graphic" style:parent-style-name="measure">
      <style:graphic-properties fo:min-height="0.949cm"/>
      <style:paragraph-properties style:writing-mode="lr-tb"/>
    </style:style>
    <style:style style:name="gr68" style:family="graphic" style:parent-style-name="measure">
      <style:graphic-properties fo:min-height="0.969cm"/>
      <style:paragraph-properties style:writing-mode="lr-tb"/>
    </style:style>
    <style:style style:name="gr69" style:family="graphic" style:parent-style-name="standard">
      <style:graphic-properties draw:fill-color="#ed1c24" draw:textarea-horizontal-align="justify" draw:textarea-vertical-align="middle" draw:auto-grow-height="false" fo:min-height="0.174cm" fo:min-width="0cm"/>
      <style:paragraph-properties style:writing-mode="lr-tb"/>
    </style:style>
    <style:style style:name="gr70" style:family="graphic" style:parent-style-name="measure">
      <style:graphic-properties draw:stroke="none" fo:min-height="1.423cm"/>
      <style:paragraph-properties style:writing-mode="lr-tb"/>
    </style:style>
    <style:style style:name="gr71" style:family="graphic" style:parent-style-name="standard">
      <style:graphic-properties draw:fill-color="#b4c7dc" draw:textarea-horizontal-align="justify" draw:textarea-vertical-align="middle" draw:auto-grow-height="false" fo:min-height="0.02cm" fo:min-width="0cm"/>
    </style:style>
    <style:style style:name="gr72" style:family="graphic" style:parent-style-name="standard">
      <style:graphic-properties draw:fill-color="#77bc65" draw:textarea-horizontal-align="justify" draw:textarea-vertical-align="middle" draw:auto-grow-height="false" fo:min-height="0cm" fo:min-width="0.703cm"/>
    </style:style>
    <style:style style:name="gr73" style:family="graphic" style:parent-style-name="standard">
      <style:graphic-properties draw:fill-color="#120bf9" draw:textarea-horizontal-align="justify" draw:textarea-vertical-align="middle" draw:auto-grow-height="false" fo:min-height="0.388cm" fo:min-width="1.202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solid" draw:fill-color="#3faf46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size-complex="42pt"/>
    </style:style>
    <style:style style:name="P26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weight-asian="normal" style:font-size-complex="42pt" style:font-weight-complex="normal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-color="#ed1c24"/>
      <style:paragraph-properties fo:text-align="center"/>
      <style:text-properties fo:font-weight="bold"/>
    </style:style>
    <style:style style:name="P29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size-complex="14pt"/>
    </style:style>
    <style:style style:name="P30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weight-asian="normal" style:font-size-complex="14pt" style:font-weight-complex="normal"/>
    </style:style>
    <style:style style:name="P31" style:family="paragraph">
      <loext:graphic-properties draw:fill-color="#ed1c24"/>
      <style:paragraph-properties fo:text-align="center" style:writing-mode="lr-tb"/>
      <style:text-properties fo:font-weight="bold"/>
    </style:style>
    <style:style style:name="P32" style:family="paragraph">
      <loext:graphic-properties draw:fill-color="#b4c7dc"/>
      <style:paragraph-properties fo:text-align="center"/>
    </style:style>
    <style:style style:name="P33" style:family="paragraph">
      <loext:graphic-properties draw:fill-color="#77bc65"/>
      <style:paragraph-properties fo:text-align="center"/>
    </style:style>
    <style:style style:name="P34" style:family="paragraph">
      <loext:graphic-properties draw:fill-color="#120bf9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0066b3" loext:opacity="100%" fo:font-size="44pt" fo:text-shadow="1pt 1pt" fo:font-weight="bold" style:font-size-asian="44pt" style:font-size-complex="44pt"/>
    </style:style>
    <style:style style:name="T10" style:family="text">
      <style:text-properties fo:color="#0066b3" loext:opacity="100%" fo:font-size="44pt" fo:text-shadow="1pt 1pt" fo:font-weight="bold" style:font-size-asian="44pt" style:font-weight-asian="normal" style:font-size-complex="44pt" style:font-weight-complex="normal"/>
    </style:style>
    <style:style style:name="T11" style:family="text">
      <style:text-properties fo:color="#0066b3" loext:opacity="100%" fo:font-size="15pt" fo:font-weight="bold" style:font-size-asian="15pt" style:font-size-complex="15pt"/>
    </style:style>
    <style:style style:name="T12" style:family="text">
      <style:text-properties fo:color="#0066b3" loext:opacity="100%" fo:font-size="15pt" fo:font-weight="bold" style:font-size-asian="15pt" style:font-weight-asian="normal" style:font-size-complex="15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21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6.4cm" svg:height="4.517cm" svg:x="1cm" svg:y="1.4cm">
          <draw:text-box>
            <text:p><text:span text:style-name="T7">Ahora que ‘A1’ esta vivo,</text:span></text:p>
            <text:p><text:span text:style-name="T7">tendrá hijos. Y si tiene todos l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2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4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5.9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172cm" svg:y="3.078cm">
          <text:p text:style-name="P21">Ficha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373cm" svg:y="2.866cm">
          <text:p text:style-name="P21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573cm" svg:y="19.566cm">
          <text:p text:style-name="P21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7.96cm">
          <text:p text:style-name="P21">B7</text:p>
          <draw:enhanced-geometry svg:viewBox="0 0 21600 21600" draw:glue-points="10800 0 3160 3160 0 10800 3160 18440 10800 21600 18440 18440 21600 10800 18440 3160 ?f14 ?f15" draw:text-areas="3200 3200 18400 18400" draw:type="round-callout" draw:modifiers="58266.5231431647 9905.380017079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17.02cm">
          <text:p text:style-name="P21">A1</text:p>
          <draw:enhanced-geometry svg:viewBox="0 0 21600 21600" draw:glue-points="10800 0 3160 3160 0 10800 3160 18440 10800 21600 18440 18440 21600 10800 18440 3160 ?f14 ?f15" draw:text-areas="3200 3200 18400 18400" draw:type="round-callout" draw:modifiers="44071.9052744887 6105.55081127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9" draw:text-style-name="P22" draw:layer="layout" svg:width="2.086cm" svg:height="1.17cm" svg:x="17.587cm" svg:y="5.037cm">
          <text:p text:style-name="P21">H8</text:p>
          <draw:enhanced-geometry svg:viewBox="0 0 21600 21600" draw:glue-points="10800 0 3160 3160 0 10800 3160 18440 10800 21600 18440 18440 21600 10800 18440 3160 ?f14 ?f15" draw:text-areas="3200 3200 18400 18400" draw:type="round-callout" draw:modifiers="-13734.163871586 29107.42954739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6.942cm" svg:y="21.127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5cm" svg:y="2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5cm" svg:y="21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5cm" svg:y="27.703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5cm" svg:y="22.703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4cm" svg:y="2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01cm" svg:y="19.6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5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8cm" svg:y="16.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8cm" svg:y="5.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2.85cm" svg:y="21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1.255cm" svg:height="1.159cm" svg:x="6.15cm" svg:y="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5.02cm" svg:height="1.73cm" svg:x="3.596cm" svg:y="2.002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9.697cm" svg:y="2.8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3.597cm" svg:y="9.9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9.572cm">
          <draw:text-box>
            <text:p><text:span text:style-name="T7"><text:tab/></text:span><text:span text:style-name="T7">posición=’B3’</text:span></text:p>
            <text:p><text:span text:style-name="T7"><text:tab/></text:span><text:span text:style-name="T7">antepasados=’A1-A2-A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1.441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7.842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2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583cm 26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3.786cm 27.0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6.483cm 13.74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13.083cm 13.74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1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8.09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16.966cm 27.0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7.501cm 11.3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89cm 17.82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853cm 11.38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7.536cm 17.924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7.985cm" svg:y="3.372cm">
          <draw:text-box>
            <text:p><text:span text:style-name="T8">posicion=’B4’</text:span></text:p>
            <text:p><text:span text:style-name="T8">camino=’A1-A2-A3-B3-B4’</text:span></text:p>
          </draw:text-box>
        </draw:frame>
        <draw:frame draw:style-name="gr58" draw:text-style-name="P24" draw:layer="layout" svg:width="4.838cm" svg:height="1.013cm" svg:x="1.485cm" svg:y="3.373cm">
          <draw:text-box>
            <text:p><text:span text:style-name="T8">posicion=’A4’</text:span></text:p>
            <text:p><text:span text:style-name="T8">camino=’A1-A2-A3-B3-A4’</text:span></text:p>
          </draw:text-box>
        </draw:frame>
        <draw:frame draw:style-name="gr58" draw:text-style-name="P24" draw:layer="layout" svg:width="4.838cm" svg:height="1.013cm" svg:x="14.285cm" svg:y="3.373cm">
          <draw:text-box>
            <text:p><text:span text:style-name="T8">posicion=’C4’</text:span></text:p>
            <text:p><text:span text:style-name="T8">camino=’A1-A2-A3-B3’</text:span></text:p>
          </draw:text-box>
        </draw:frame>
        <draw:frame draw:style-name="gr58" draw:text-style-name="P24" draw:layer="layout" svg:width="4.838cm" svg:height="1.013cm" svg:x="7.985cm" svg:y="23.773cm">
          <draw:text-box>
            <text:p><text:span text:style-name="T8">posicion=’B2’</text:span></text:p>
            <text:p><text:span text:style-name="T8">camino=’A1-A2-A3-B3-B2’</text:span></text:p>
          </draw:text-box>
        </draw:frame>
        <draw:frame draw:style-name="gr58" draw:text-style-name="P24" draw:layer="layout" svg:width="4.838cm" svg:height="1.013cm" svg:x="1.585cm" svg:y="23.774cm">
          <draw:text-box>
            <text:p><text:span text:style-name="T8">posicion=’A2’</text:span></text:p>
            <text:p><text:span text:style-name="T8">camino=’A1-A2-A3-B3-A2’</text:span></text:p>
          </draw:text-box>
        </draw:frame>
        <draw:frame draw:style-name="gr58" draw:text-style-name="P24" draw:layer="layout" svg:width="4.838cm" svg:height="1.013cm" svg:x="14.485cm" svg:y="23.774cm">
          <draw:text-box>
            <text:p><text:span text:style-name="T8">posicion=’C2’</text:span></text:p>
            <text:p><text:span text:style-name="T8">camino=’A1-A2-A3-B3-C2’</text:span></text:p>
          </draw:text-box>
        </draw:frame>
        <draw:frame draw:style-name="gr58" draw:text-style-name="P24" draw:layer="layout" svg:width="4.838cm" svg:height="1.013cm" svg:x="14.485cm" svg:y="16.775cm">
          <draw:text-box>
            <text:p><text:span text:style-name="T8">posicion=’C3’</text:span></text:p>
            <text:p><text:span text:style-name="T8">camino=’A1-A2-A3-B3-C3’</text:span></text:p>
          </draw:text-box>
        </draw:frame>
        <draw:frame draw:style-name="gr58" draw:text-style-name="P24" draw:layer="layout" svg:width="4.838cm" svg:height="1.013cm" svg:x="1.585cm" svg:y="16.776cm">
          <draw:text-box>
            <text:p><text:span text:style-name="T8">posicion=’A3’</text:span></text:p>
            <text:p><text:span text:style-name="T8">camino=’A1-A2-A3-B3-A3’</text:span></text:p>
          </draw:text-box>
        </draw:frame>
        <draw:frame draw:style-name="gr58" draw:text-style-name="P24" draw:layer="layout" svg:width="4.838cm" svg:height="1.013cm" svg:x="7.985cm" svg:y="16.674cm">
          <draw:text-box>
            <text:p><text:span text:style-name="T8">posicion=’B3’</text:span></text:p>
            <text:p><text:span text:style-name="T8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3.339cm" svg:y="22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40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13.649cm" svg:y="25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cm" svg:y="25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14.35cm" svg:y="26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20.202cm" svg:y="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15.0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4.3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6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5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6.502cm">
          <draw:text-box>
            <text:p><text:span text:style-name="T5">X</text:span></text:p>
          </draw:text-box>
        </draw:frame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7.826cm" svg:y="1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" draw:layer="layout" svg:width="11.729cm" svg:height="2.384cm" svg:x="3.004cm" svg:y="17.073cm">
          <draw:text-box>
            <text:p><text:span text:style-name="T7"><text:tab/></text:span><text:span text:style-name="T7">posición = ’C3’</text:span></text:p>
            <text:p><text:span text:style-name="T7"><text:tab/></text:span><text:span text:style-name="T7">antepasados = ’A1-B2’</text:span></text:p>
          </draw:text-box>
        </draw:frame>
        <draw:frame draw:style-name="gr60" draw:text-style-name="P25" draw:layer="layout" svg:width="1.988cm" svg:height="2.312cm" svg:x="6.15cm" svg:y="11.023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7.783cm" svg:y="12.683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7.786cm" svg:y="9.37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416cm" svg:y="12.6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416cm" svg:y="11.0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6.154cm" svg:y="9.37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6.154cm" svg:y="12.6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389cm" svg:y="9.372cm">
          <draw:text-box>
            <text:p><text:span text:style-name="T9">X</text:span></text:p>
          </draw:text-box>
        </draw:frame>
        <draw:frame draw:style-name="gr62" draw:text-style-name="P27" draw:layer="layout" svg:width="4.48cm" svg:height="0.962cm" svg:x="14.452cm" svg:y="17.251cm">
          <draw:text-box>
            <text:p>(dibujo 11)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08T19:31:59</dc:date>
          <text:p/>
        </officeooo:annotation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3cm">
          <draw:text-box>
            <text:p><text:span text:style-name="T7"><text:tab/></text:span><text:span text:style-name="T7">posicion = ’A1’</text:span></text:p>
            <text:p><text:span text:style-name="T7"><text:tab/></text:span><text:span text:style-name="T7">familia = ’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4.842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4.842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15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089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189cm" svg:y="15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083cm 13.726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7.086cm 11.2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0.853cm 11.362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4.985cm" svg:y="3.354cm">
          <draw:text-box>
            <text:p><text:span text:style-name="T8">posicion=’A2’</text:span></text:p>
            <text:p><text:span text:style-name="T8">camino=’A1-A2’</text:span></text:p>
          </draw:text-box>
        </draw:frame>
        <draw:frame draw:style-name="gr58" draw:text-style-name="P24" draw:layer="layout" svg:width="4.838cm" svg:height="1.013cm" svg:x="11.285cm" svg:y="3.355cm">
          <draw:text-box>
            <text:p><text:span text:style-name="T8">posicion=’B2’</text:span></text:p>
            <text:p><text:span text:style-name="T8">camino=’A1-B2’</text:span></text:p>
          </draw:text-box>
        </draw:frame>
        <draw:frame draw:style-name="gr58" draw:text-style-name="P24" draw:layer="layout" svg:width="4.838cm" svg:height="1.013cm" svg:x="11.485cm" svg:y="16.757cm">
          <draw:text-box>
            <text:p><text:span text:style-name="T8">posicion=’B1’</text:span></text:p>
            <text:p><text:span text:style-name="T8">camino=’A1-B1’</text:span></text:p>
          </draw:text-box>
        </draw:frame>
        <draw:frame draw:style-name="gr58" draw:text-style-name="P24" draw:layer="layout" svg:width="4.838cm" svg:height="1.013cm" svg:x="5.085cm" svg:y="16.758cm">
          <draw:text-box>
            <text:p><text:span text:style-name="T8">posicion=’A1’</text:span></text:p>
            <text:p><text:span text:style-name="T8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4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draw:frame draw:style-name="gr60" draw:text-style-name="P26" draw:layer="layout" svg:width="1.988cm" svg:height="2.312cm" svg:x="6.083cm" svg:y="12.684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6.116cm" svg:y="14.186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2.686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226cm" svg:y="15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draw:frame draw:style-name="gr60" draw:text-style-name="P25" draw:layer="layout" svg:width="1.988cm" svg:height="2.312cm" svg:x="4.45cm" svg:y="12.624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6.083cm" svg:y="14.284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6.086cm" svg:y="10.973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716cm" svg:y="14.286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716cm" svg:y="12.631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0.97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4.286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689cm" svg:y="10.973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14.026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4" draw:layer="layout" svg:width="13.277cm" svg:height="2.384cm" svg:x="3.101cm" svg:y="19.575cm">
          <draw:text-box>
            <text:p><text:span text:style-name="T7"><text:tab/></text:span><text:span text:style-name="T7">posición = ’G7’</text:span></text:p>
            <text:p><text:span text:style-name="T7"><text:tab/></text:span><text:span text:style-name="T7">antepasados = ’A1-B2-C3-D4-E5-F6’</text:span></text:p>
          </draw:text-box>
        </draw:frame>
        <draw:frame draw:style-name="gr62" draw:text-style-name="P27" draw:layer="layout" svg:width="6.085cm" svg:height="0.962cm" svg:x="13.759cm" svg:y="19.402cm">
          <draw:text-box>
            <text:p>(dibujo 18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14.026cm" svg:y="5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12.35cm" svg:y="4.72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986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616cm" svg:y="4.73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2.354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589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987cm" svg:y="6.374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2.355cm" svg:y="6.3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59cm" svg:y="6.374cm">
          <draw:text-box>
            <text:p><text:span text:style-name="T9">X</text:span></text:p>
          </draw:text-box>
        </draw:frame>
        <draw:frame draw:style-name="gr62" draw:text-style-name="P27" draw:layer="layout" svg:width="6.085cm" svg:height="0.962cm" svg:x="13.76cm" svg:y="16.902cm">
          <draw:text-box>
            <text:p>(dibujo 19)</text:p>
          </draw:text-box>
        </draw:frame>
        <draw:frame draw:style-name="gr63" draw:text-style-name="P4" draw:layer="layout" svg:width="12.826cm" svg:height="2.384cm" svg:x="3.102cm" svg:y="17.175cm">
          <draw:text-box>
            <text:p><text:span text:style-name="T7"><text:tab/></text:span><text:span text:style-name="T7">posición = ’G7’</text:span></text:p>
            <text:p><text:span text:style-name="T7"><text:tab/></text:span><text:span text:style-name="T7">antepasados = ’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1.86cm" svg:y="4.226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87cm" svg:y="9.55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71cm" svg:y="4.496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2.004cm" svg:y="10.873cm">
          <draw:text-box>
            <text:p>posicion=’A1’</text:p>
            <text:p>camino=’A1’</text:p>
          </draw:text-box>
        </draw:frame>
        <draw:g>
          <draw:frame draw:style-name="gr43" draw:text-style-name="P5" draw:layer="layout" svg:width="6.36cm" svg:height="6.36cm" svg:x="12.46cm" svg:y="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2.787cm" svg:y="12.7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7.771cm" svg:y="7.697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2.604cm" svg:y="14.074cm">
          <draw:text-box>
            <text:p>posicion=’B2’</text:p>
            <text:p>camino=’A1-B2’</text:p>
          </draw:text-box>
        </draw:frame>
        <draw:custom-shape draw:style-name="gr28" draw:text-style-name="P7" draw:layer="layout" svg:width="3.4cm" svg:height="0.6cm" draw:transform="rotate (-0.306654349575403) translate (8.948cm 7.4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3" draw:text-style-name="P5" draw:layer="layout" svg:width="6.36cm" svg:height="6.36cm" svg:x="1.86cm" svg:y="1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87cm" svg:y="22.7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71cm" svg:y="17.697cm">
            <text:p/>
            <draw:enhanced-geometry svg:viewBox="0 0 21600 21600" draw:type="rectangle" draw:enhanced-path="M 0 0 L 21600 0 21600 21600 0 21600 0 0 Z N"/>
          </draw:custom-shape>
        </draw:g>
        <draw:frame draw:style-name="gr67" draw:text-style-name="P1" draw:layer="layout" svg:width="7.205cm" svg:height="1.199cm" svg:x="2.004cm" svg:y="24.074cm">
          <draw:text-box>
            <text:p>posicion=’G7’</text:p>
            <text:p>camino=’A1-B2-C3-D4-E5-F6-G7’</text:p>
          </draw:text-box>
        </draw:frame>
        <draw:g>
          <draw:frame draw:style-name="gr43" draw:text-style-name="P5" draw:layer="layout" svg:width="6.36cm" svg:height="6.36cm" svg:x="12.46cm" svg:y="20.6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2.787cm" svg:y="25.9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7.771cm" svg:y="20.898cm">
            <text:p/>
            <draw:enhanced-geometry svg:viewBox="0 0 21600 21600" draw:type="rectangle" draw:enhanced-path="M 0 0 L 21600 0 21600 21600 0 21600 0 0 Z N"/>
          </draw:custom-shape>
        </draw:g>
        <draw:frame draw:style-name="gr68" draw:text-style-name="P1" draw:layer="layout" svg:width="8.003cm" svg:height="1.219cm" svg:x="10.904cm" svg:y="27.275cm">
          <draw:text-box>
            <text:p>posicion=’H8’</text:p>
            <text:p>camino=’A1-B2-C3-D4-E5-F6-G7-H8’</text:p>
          </draw:text-box>
        </draw:frame>
        <draw:custom-shape draw:style-name="gr28" draw:text-style-name="P7" draw:layer="layout" svg:width="3.4cm" svg:height="0.6cm" draw:transform="rotate (-0.306654349575403) translate (8.948cm 20.6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8" draw:layer="layout" svg:width="0.6cm" svg:height="0.6cm" svg:x="10.102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9.349cm" svg:y="1.2cm">
          <draw:text-box>
            <text:p><text:span text:style-name="T11">X</text:span></text:p>
          </draw:text-box>
        </draw:frame>
        <draw:frame draw:style-name="gr15" draw:text-style-name="P30" draw:layer="layout" svg:width="0.853cm" svg:height="0.839cm" svg:x="10.05cm" svg:y="1.901cm">
          <draw:text-box>
            <text:p><text:span text:style-name="T12">X</text:span></text:p>
          </draw:text-box>
        </draw:frame>
        <draw:frame draw:style-name="gr15" draw:text-style-name="P29" draw:layer="layout" svg:width="0.853cm" svg:height="0.839cm" svg:x="10.051cm" svg:y="0.5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9.351cm" svg:y="0.5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9.351cm" svg:y="1.902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2.203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2.851cm" svg:y="8.8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2.152cm" svg:y="8.8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2.852cm" svg:y="9.502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13.503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10.75cm" svg:y="1.2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10.752cm" svg:y="0.503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10.752cm" svg:y="1.903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6.50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5.749cm" svg:y="18.4cm">
          <draw:text-box>
            <text:p><text:span text:style-name="T11">X</text:span></text:p>
          </draw:text-box>
        </draw:frame>
        <draw:frame draw:style-name="gr15" draw:text-style-name="P30" draw:layer="layout" svg:width="0.853cm" svg:height="0.839cm" svg:x="6.45cm" svg:y="19.101cm">
          <draw:text-box>
            <text:p><text:span text:style-name="T12">X</text:span></text:p>
          </draw:text-box>
        </draw:frame>
        <draw:frame draw:style-name="gr15" draw:text-style-name="P29" draw:layer="layout" svg:width="0.853cm" svg:height="0.839cm" svg:x="6.451cm" svg:y="17.7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5.751cm" svg:y="17.7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5.751cm" svg:y="19.1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cm" svg:y="18.4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2cm" svg:y="17.703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2cm" svg:y="19.103cm">
          <draw:text-box>
            <text:p><text:span text:style-name="T11">X</text:span></text:p>
          </draw:text-box>
        </draw:frame>
        <draw:custom-shape draw:style-name="gr69" draw:text-style-name="P31" draw:layer="layout" svg:width="0.6cm" svg:height="0.6cm" svg:x="17.803cm" svg:y="2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9.061cm" svg:y="15.929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9.388cm" svg:y="21.262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4.372cm" svg:y="16.199cm">
            <text:p/>
            <draw:enhanced-geometry svg:viewBox="0 0 21600 21600" draw:type="rectangle" draw:enhanced-path="M 0 0 L 21600 0 21600 21600 0 21600 0 0 Z N"/>
          </draw:custom-shape>
        </draw:g>
        <draw:frame draw:style-name="gr70" draw:text-style-name="P1" draw:layer="layout" svg:width="10.751cm" svg:height="1.673cm" svg:x="9.105cm" svg:y="22.576cm">
          <draw:text-box>
            <text:p>position = ’H8’</text:p>
            <text:p>ancestors = ’A1-B2-C3-D4-E5-F6-G7’</text:p>
          </draw:text-box>
        </draw:frame>
        <draw:custom-shape draw:style-name="gr69" draw:text-style-name="P31" draw:layer="layout" svg:width="0.6cm" svg:height="0.6cm" svg:x="14.404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3.205cm" svg:y="1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3.806cm" svg:y="1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3.107cm" svg:y="1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2.408cm" svg:y="18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1.709cm" svg:y="1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1.01cm" svg:y="19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1.011cm" svg:y="19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0.311cm" svg:y="20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9.512cm" svg:y="21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3" draw:layer="layout" svg:width="1.603cm" svg:height="0.407cm" svg:x="2.855cm" svg:y="23.22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9.326cm" svg:y="8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7.65cm" svg:y="7.923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9.283cm" svg:y="9.583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9.286cm" svg:y="6.27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916cm" svg:y="9.5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916cm" svg:y="7.9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7.654cm" svg:y="6.27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7.654cm" svg:y="9.5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889cm" svg:y="6.272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5.9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172cm" svg:y="3.078cm">
          <text:p text:style-name="P21">Token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373cm" svg:y="2.866cm">
          <text:p text:style-name="P21">Exit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573cm" svg:y="19.566cm">
          <text:p text:style-name="P21">Entrance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7.96cm">
          <text:p text:style-name="P21">B7</text:p>
          <draw:enhanced-geometry svg:viewBox="0 0 21600 21600" draw:glue-points="10800 0 3160 3160 0 10800 3160 18440 10800 21600 18440 18440 21600 10800 18440 3160 ?f14 ?f15" draw:text-areas="3200 3200 18400 18400" draw:type="round-callout" draw:modifiers="58266.5231431647 9905.380017079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17.02cm">
          <text:p text:style-name="P21">A1</text:p>
          <draw:enhanced-geometry svg:viewBox="0 0 21600 21600" draw:glue-points="10800 0 3160 3160 0 10800 3160 18440 10800 21600 18440 18440 21600 10800 18440 3160 ?f14 ?f15" draw:text-areas="3200 3200 18400 18400" draw:type="round-callout" draw:modifiers="44071.9052744887 6105.55081127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9" draw:text-style-name="P22" draw:layer="layout" svg:width="2.086cm" svg:height="1.17cm" svg:x="17.587cm" svg:y="5.037cm">
          <text:p text:style-name="P21">H8</text:p>
          <draw:enhanced-geometry svg:viewBox="0 0 21600 21600" draw:glue-points="10800 0 3160 3160 0 10800 3160 18440 10800 21600 18440 18440 21600 10800 18440 3160 ?f14 ?f15" draw:text-areas="3200 3200 18400 18400" draw:type="round-callout" draw:modifiers="-13734.163871586 29107.42954739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9.573cm">
          <draw:text-box>
            <text:p><text:span text:style-name="T7"><text:tab/></text:span><text:span text:style-name="T7">position=’B3’</text:span></text:p>
            <text:p><text:span text:style-name="T7"><text:tab/></text:span><text:span text:style-name="T7">ancestors=’A1-A2-A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4cm">
          <draw:text-box>
            <text:p><text:span text:style-name="T7"><text:tab/></text:span><text:span text:style-name="T7">position = ’A1’</text:span></text:p>
            <text:p><text:span text:style-name="T7"><text:tab/></text:span><text:span text:style-name="T7">ancestors = ’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938cm" svg:y="5.525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30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30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6.102cm" svg:y="12.002cm">
          <draw:text-box>
            <text:p><text:span text:style-name="T4">position= ‘A1’</text:span></text:p>
            <text:p><text:span text:style-name="T4">ancestors= ‘’</text:span></text:p>
          </draw:text-box>
        </draw:frame>
        <draw:frame draw:style-name="gr3" draw:text-style-name="P5" draw:layer="layout" svg:width="6.363cm" svg:height="6.376cm" svg:x="12.537cm" svg:y="7.20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2.94cm" svg:y="11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1.3cm" svg:y="16.30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2.3cm" svg:y="20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2.501cm" svg:y="17.10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548cm" svg:y="22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3.8cm" svg:height="1.4cm" svg:x="8.6cm" svg:y="9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0.759916356318332) translate (9.106cm 12.8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1.57131992557049) translate (6.802cm 13.1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4" draw:layer="layout" svg:width="2.957cm" svg:height="0.887cm" svg:x="13.002cm" svg:y="13.903cm">
          <draw:text-box>
            <text:p><text:span text:style-name="T4">position= ‘A2’</text:span></text:p>
            <text:p><text:span text:style-name="T4">ancestors= ‘A1’</text:span></text:p>
          </draw:text-box>
        </draw:frame>
        <draw:frame draw:style-name="gr24" draw:text-style-name="P14" draw:layer="layout" svg:width="2.957cm" svg:height="0.887cm" svg:x="11.703cm" svg:y="23.004cm">
          <draw:text-box>
            <text:p><text:span text:style-name="T4">position= ‘B2’</text:span></text:p>
            <text:p><text:span text:style-name="T4">ancestors= ‘A1’</text:span></text:p>
          </draw:text-box>
        </draw:frame>
        <draw:frame draw:style-name="gr24" draw:text-style-name="P14" draw:layer="layout" svg:width="2.957cm" svg:height="0.887cm" svg:x="2.804cm" svg:y="23.705cm">
          <draw:text-box>
            <text:p><text:span text:style-name="T4">position= ‘A2’</text:span></text:p>
            <text:p><text:span text:style-name="T4">ancestors= ‘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1.817cm" svg:y="2.1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44cm" svg:y="7.4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28cm" svg:y="2.397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.961cm" svg:y="8.774cm">
          <draw:text-box>
            <text:p>position=’A1’</text:p>
            <text:p>ancestors=’’</text:p>
          </draw:text-box>
        </draw:frame>
        <draw:custom-shape draw:style-name="gr73" draw:text-style-name="P34" draw:layer="layout" svg:width="1.945cm" svg:height="1.274cm" draw:transform="rotate (0.00767944870877505) translate (8.382cm 6.8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8" draw:layer="layout" svg:width="0.6cm" svg:height="0.6cm" svg:x="2.16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3" draw:text-style-name="P5" draw:layer="layout" svg:width="6.36cm" svg:height="6.36cm" svg:x="10.917cm" svg:y="4.2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1.244cm" svg:y="9.5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6.228cm" svg:y="4.498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1.061cm" svg:y="10.875cm">
          <draw:text-box>
            <text:p>position=’A2’</text:p>
            <text:p><text:span text:style-name="T13">ancestors=’</text:span>A1’</text:p>
          </draw:text-box>
        </draw:frame>
        <draw:custom-shape draw:style-name="gr8" draw:text-style-name="P28" draw:layer="layout" svg:width="0.6cm" svg:height="0.6cm" svg:x="11.26cm" svg:y="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3" draw:text-style-name="P5" draw:layer="layout" svg:width="6.36cm" svg:height="6.36cm" svg:x="1.817cm" svg:y="13.4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44cm" svg:y="18.7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28cm" svg:y="13.698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.961cm" svg:y="20.075cm">
          <draw:text-box>
            <text:p>position=’B1’</text:p>
            <text:p><text:span text:style-name="T13">ancestors=’</text:span>A1’</text:p>
          </draw:text-box>
        </draw:frame>
        <draw:custom-shape draw:style-name="gr8" draw:text-style-name="P28" draw:layer="layout" svg:width="0.6cm" svg:height="0.6cm" svg:x="2.96cm" svg:y="1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3" draw:text-style-name="P5" draw:layer="layout" svg:width="6.36cm" svg:height="6.36cm" svg:x="10.317cm" svg:y="13.0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0.644cm" svg:y="18.3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5.628cm" svg:y="13.298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0.461cm" svg:y="19.675cm">
          <draw:text-box>
            <text:p>position=’B2’</text:p>
            <text:p><text:span text:style-name="T13">ancestors=’</text:span>A1’</text:p>
          </draw:text-box>
        </draw:frame>
        <draw:custom-shape draw:style-name="gr8" draw:text-style-name="P28" draw:layer="layout" svg:width="0.6cm" svg:height="0.6cm" svg:x="11.36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4" draw:layer="layout" svg:width="1.945cm" svg:height="1.274cm" draw:transform="rotate (-1.56311687808612) translate (5.687cm 11.1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34" draw:layer="layout" svg:width="1.945cm" svg:height="1.274cm" draw:transform="rotate (-0.777718714688673) translate (9.112cm 10.8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2cm" svg:y="2.74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7cm" svg:y="14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.492cm" svg:height="1.594cm" svg:x="15.476cm" svg:y="3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14.039cm" svg:y="5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12.365cm" svg:y="3.26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896cm" svg:y="6.403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2.332cm" svg:y="6.40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5.459cm" svg:y="3.29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486cm" svg:y="4.78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944cm" svg:y="3.278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2.272cm" svg:y="4.81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428cm" svg:y="6.404cm">
          <draw:text-box>
            <text:p><text:span text:style-name="T9">X</text:span></text:p>
          </draw:text-box>
        </draw:frame>
        <draw:frame draw:style-name="gr62" draw:text-style-name="P27" draw:layer="layout" svg:width="6.085cm" svg:height="0.962cm" svg:x="13.761cm" svg:y="16.903cm">
          <draw:text-box>
            <text:p>(figure 19)</text:p>
          </draw:text-box>
        </draw:frame>
        <draw:frame draw:style-name="gr63" draw:text-style-name="P4" draw:layer="layout" svg:width="12.826cm" svg:height="2.384cm" svg:x="3.103cm" svg:y="17.176cm">
          <draw:text-box>
            <text:p><text:span text:style-name="T7"><text:tab/></text:span><text:span text:style-name="T7">position = ’G7’</text:span></text:p>
            <text:p><text:span text:style-name="T14"><text:tab/></text:span><text:span text:style-name="T14">ancestors = ’A1-B2-C3-D4-E5-</text:span><text:span text:style-name="T7">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2cm" svg:y="2.74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7cm" svg:y="14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27" draw:layer="layout" svg:width="6.085cm" svg:height="0.962cm" svg:x="13.761cm" svg:y="16.903cm">
          <draw:text-box>
            <text:p>(figure 20)</text:p>
          </draw:text-box>
        </draw:frame>
        <draw:frame draw:style-name="gr63" draw:text-style-name="P4" draw:layer="layout" svg:width="12.826cm" svg:height="2.384cm" svg:x="3.103cm" svg:y="17.176cm">
          <draw:text-box>
            <text:p><text:span text:style-name="T7"><text:tab/></text:span><text:span text:style-name="T7">position = ’H8’</text:span></text:p>
            <text:p><text:span text:style-name="T14"><text:tab/></text:span><text:span text:style-name="T14">ancestors = ’A1-B2-C3-D4-E5-F6-</text:span><text:span text:style-name="T7">G7’</text:span></text:p>
          </draw:text-box>
        </draw:frame>
        <draw:custom-shape draw:style-name="gr45" draw:text-style-name="P20" draw:layer="layout" svg:width="1.492cm" svg:height="1.594cm" svg:x="15.476cm" svg:y="3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15.536cm" svg:y="3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4-02-10T13:14:45.334000000</dc:date>
    <meta:editing-duration>PT17H2M55S</meta:editing-duration>
    <meta:editing-cycles>152</meta:editing-cycles>
    <meta:generator>LibreOffice/7.3.5.2$Windows_X86_64 LibreOffice_project/184fe81b8c8c30d8b5082578aee2fed2ea847c01</meta:generator>
    <meta:document-statistic meta:object-count="641"/>
  </office:meta>
</office:document-meta>
</file>